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Image_20_Master_20_-_20_Black_20_Title-subtitle">
      <style:graphic-properties draw:fill-color="#ffffff" fo:min-height="19.875cm"/>
    </style:style>
    <style:style style:name="pr4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5e11a6"/>
    </style:style>
    <style:style style:name="P2" style:family="paragraph">
      <style:text-properties fo:color="#5e11a6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P5" style:family="paragraph">
      <style:paragraph-properties fo:text-align="center"/>
      <style:text-properties fo:color="#5e11a6"/>
    </style:style>
    <style:style style:name="P6" style:family="paragraph">
      <style:paragraph-properties fo:text-align="center"/>
      <style:text-properties fo:color="#5e11a6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5e11a6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T2" style:family="text">
      <style:text-properties fo:color="#5e11a6" fo:font-family="Optima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0pt"/>
    </style:style>
    <style:style style:name="T5" style:family="text">
      <style:text-properties fo:color="#5e11a6" fo:font-family="'Optima ExtraBold'"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Presenting OpenAgile</text:span><text:span text:style-name="T1"><text:line-break/></text:span><text:span text:style-name="T1">Exerci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2">Exercise</text:span></text:p>
            <text:p><text:span text:style-name="T3">In pairs or groups of three select one or two questions/scenarios to pres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3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3">What did you </text:span><text:span text:style-name="T2">learn</text:span><text:span text:style-name="T3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4" draw:style-name="dp3" draw:master-page-name="Image_20_Master_20_-_20_Black_20_Title">
        <office:forms form:automatic-focus="false" form:apply-design-mode="false"/>
        <draw:frame draw:style-name="gr2" draw:text-style-name="P6" draw:layer="layout" svg:width="27cm" svg:height="21.228cm" svg:x="0.5cm" svg:y="-0.2cm">
          <draw:text-box>
            <text:p text:style-name="P5"><text:span text:style-name="T5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4" draw:layer="layout" svg:width="17.271cm" svg:height="12.573cm" svg:x="2.159cm" svg:y="13.271cm" presentation:class="notes">
            <draw:text-box>
              <text:p>Any questions or comment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20T12:00:28</meta:creation-date>
    <meta:editing-duration>PT9H55M44S</meta:editing-duration>
    <meta:editing-cycles>66</meta:editing-cycles>
    <meta:generator>LibreOffice/3.3$Unix OpenOffice.org_project/330m12$Build-1</meta:generator>
    <dc:date>2011-05-06T14:44:40</dc:date>
    <meta:print-date>2009-05-25T14:56:49</meta:print-date>
    <dc:creator>Paul Heidema</dc:cre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